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d3df8" officeooo:paragraph-rsid="004d823f" style:font-size-asian="10pt" style:font-size-complex="10pt"/>
    </style:style>
    <style:style style:name="P2" style:family="paragraph" style:parent-style-name="Standard">
      <style:text-properties fo:font-size="10pt" officeooo:rsid="004d3df8" officeooo:paragraph-rsid="004d3df8" style:font-size-asian="10pt" style:font-size-complex="10pt"/>
    </style:style>
    <style:style style:name="P3" style:family="paragraph" style:parent-style-name="Standard">
      <style:text-properties fo:font-size="10pt" officeooo:rsid="004d3df8" officeooo:paragraph-rsid="00617b0a" style:font-size-asian="10pt" style:font-size-complex="10pt"/>
    </style:style>
    <style:style style:name="P4" style:family="paragraph" style:parent-style-name="Standard">
      <style:text-properties fo:font-size="10pt" officeooo:rsid="005b58b8" officeooo:paragraph-rsid="005b58b8" style:font-size-asian="10pt" style:font-size-complex="10pt"/>
    </style:style>
    <style:style style:name="P5" style:family="paragraph" style:parent-style-name="Standard">
      <style:text-properties fo:font-size="10pt" officeooo:rsid="0003cd1d" officeooo:paragraph-rsid="0003cd1d" style:font-size-asian="10pt" style:font-size-complex="10pt"/>
    </style:style>
    <style:style style:name="P6" style:family="paragraph" style:parent-style-name="Standard">
      <style:text-properties fo:font-size="10pt" officeooo:rsid="00055508" officeooo:paragraph-rsid="00055508" style:font-size-asian="10pt" style:font-size-complex="10pt"/>
    </style:style>
    <style:style style:name="P7" style:family="paragraph" style:parent-style-name="Standard">
      <style:text-properties fo:font-size="10pt" officeooo:rsid="00055508" officeooo:paragraph-rsid="000610b0" style:font-size-asian="10pt" style:font-size-complex="10pt"/>
    </style:style>
    <style:style style:name="P8" style:family="paragraph" style:parent-style-name="Standard">
      <style:text-properties fo:font-size="10pt" officeooo:rsid="000a4da3" officeooo:paragraph-rsid="000f0df8" style:font-size-asian="10pt" style:font-size-complex="10pt"/>
    </style:style>
    <style:style style:name="P9" style:family="paragraph" style:parent-style-name="Standard">
      <style:text-properties fo:font-size="10pt" officeooo:rsid="000f0df8" officeooo:paragraph-rsid="000f0df8" style:font-size-asian="10pt" style:font-size-complex="10pt"/>
    </style:style>
    <style:style style:name="P10" style:family="paragraph" style:parent-style-name="Standard">
      <style:text-properties fo:font-size="10pt" officeooo:rsid="0010667d" officeooo:paragraph-rsid="0010667d" style:font-size-asian="10pt" style:font-size-complex="10pt"/>
    </style:style>
    <style:style style:name="P11" style:family="paragraph" style:parent-style-name="Standard">
      <style:text-properties fo:font-size="10pt" officeooo:rsid="0010667d" officeooo:paragraph-rsid="0012cf74" style:font-size-asian="10pt" style:font-size-complex="10pt"/>
    </style:style>
    <style:style style:name="P12" style:family="paragraph" style:parent-style-name="Standard">
      <style:text-properties fo:font-size="10pt" officeooo:rsid="0010667d" officeooo:paragraph-rsid="00111b9e" style:font-size-asian="10pt" style:font-size-complex="10pt"/>
    </style:style>
    <style:style style:name="P13" style:family="paragraph" style:parent-style-name="Standard">
      <style:text-properties fo:font-size="10pt" officeooo:rsid="00111b9e" officeooo:paragraph-rsid="00111b9e" style:font-size-asian="10pt" style:font-size-complex="10pt"/>
    </style:style>
    <style:style style:name="P14" style:family="paragraph" style:parent-style-name="Standard">
      <style:text-properties fo:font-size="10pt" officeooo:rsid="004fedd1" officeooo:paragraph-rsid="004fedd1" style:font-size-asian="10pt" style:font-size-complex="10pt"/>
    </style:style>
    <style:style style:name="P15" style:family="paragraph" style:parent-style-name="Standard">
      <style:text-properties fo:font-size="10pt" officeooo:rsid="001578a7" officeooo:paragraph-rsid="001578a7" style:font-size-asian="10pt" style:font-size-complex="10pt"/>
    </style:style>
    <style:style style:name="P16" style:family="paragraph" style:parent-style-name="Standard">
      <style:text-properties fo:font-size="10pt" officeooo:rsid="0025ef2e" officeooo:paragraph-rsid="0025ef2e" style:font-size-asian="10pt" style:font-size-complex="10pt"/>
    </style:style>
    <style:style style:name="P17" style:family="paragraph" style:parent-style-name="Standard">
      <style:text-properties fo:font-size="10pt" officeooo:rsid="0025ef2e" officeooo:paragraph-rsid="0027eabc" style:font-size-asian="10pt" style:font-size-complex="10pt"/>
    </style:style>
    <style:style style:name="P18" style:family="paragraph" style:parent-style-name="Standard">
      <style:text-properties fo:font-size="10pt" officeooo:rsid="0025ef2e" officeooo:paragraph-rsid="00627395" style:font-size-asian="10pt" style:font-size-complex="10pt"/>
    </style:style>
    <style:style style:name="P19" style:family="paragraph" style:parent-style-name="Standard">
      <style:text-properties fo:font-size="10pt" officeooo:rsid="0027eabc" officeooo:paragraph-rsid="0027eabc" style:font-size-asian="10pt" style:font-size-complex="10pt"/>
    </style:style>
    <style:style style:name="P20" style:family="paragraph" style:parent-style-name="Standard">
      <style:text-properties fo:font-size="10pt" officeooo:rsid="002980a7" officeooo:paragraph-rsid="002980a7" style:font-size-asian="10pt" style:font-size-complex="10pt"/>
    </style:style>
    <style:style style:name="P21" style:family="paragraph" style:parent-style-name="Standard">
      <style:text-properties fo:font-size="10pt" officeooo:rsid="002980a7" officeooo:paragraph-rsid="002c8286" style:font-size-asian="10pt" style:font-size-complex="10pt"/>
    </style:style>
    <style:style style:name="P22" style:family="paragraph" style:parent-style-name="Standard">
      <style:text-properties fo:font-size="10pt" officeooo:rsid="002c8286" officeooo:paragraph-rsid="002c8286" style:font-size-asian="10pt" style:font-size-complex="10pt"/>
    </style:style>
    <style:style style:name="P23" style:family="paragraph" style:parent-style-name="Standard">
      <style:text-properties fo:font-size="10pt" officeooo:rsid="002da85c" officeooo:paragraph-rsid="002da85c" style:font-size-asian="10pt" style:font-size-complex="10pt"/>
    </style:style>
    <style:style style:name="P24" style:family="paragraph" style:parent-style-name="Standard">
      <style:text-properties fo:font-size="10pt" officeooo:rsid="003c7c69" officeooo:paragraph-rsid="003c7c69" style:font-size-asian="10pt" style:font-size-complex="10pt"/>
    </style:style>
    <style:style style:name="P25" style:family="paragraph" style:parent-style-name="Standard">
      <style:text-properties fo:font-size="10pt" officeooo:rsid="002e4a61" officeooo:paragraph-rsid="002e4a61" style:font-size-asian="10pt" style:font-size-complex="10pt"/>
    </style:style>
    <style:style style:name="P26" style:family="paragraph" style:parent-style-name="Standard">
      <style:text-properties fo:font-size="10pt" officeooo:rsid="0034541b" officeooo:paragraph-rsid="0034541b" style:font-size-asian="10pt" style:font-size-complex="10pt"/>
    </style:style>
    <style:style style:name="P27" style:family="paragraph" style:parent-style-name="Standard">
      <style:text-properties fo:font-size="10pt" officeooo:rsid="00340bb8" officeooo:paragraph-rsid="00340bb8" style:font-size-asian="10pt" style:font-size-complex="10pt"/>
    </style:style>
    <style:style style:name="P28" style:family="paragraph" style:parent-style-name="Standard">
      <style:text-properties fo:font-size="10pt" officeooo:rsid="0035a51a" officeooo:paragraph-rsid="0035a51a" style:font-size-asian="10pt" style:font-size-complex="10pt"/>
    </style:style>
    <style:style style:name="P29" style:family="paragraph" style:parent-style-name="Standard">
      <style:text-properties fo:font-size="10pt" officeooo:rsid="003a844e" officeooo:paragraph-rsid="0042357c" style:font-size-asian="10pt" style:font-size-complex="10pt"/>
    </style:style>
    <style:style style:name="P30" style:family="paragraph" style:parent-style-name="Standard">
      <style:text-properties fo:font-size="10pt" officeooo:rsid="0042357c" officeooo:paragraph-rsid="0042357c" style:font-size-asian="10pt" style:font-size-complex="10pt"/>
    </style:style>
    <style:style style:name="P31" style:family="paragraph" style:parent-style-name="Standard">
      <style:text-properties fo:font-size="10pt" officeooo:rsid="00551b43" officeooo:paragraph-rsid="00551b43" style:font-size-asian="10pt" style:font-size-complex="10pt"/>
    </style:style>
    <style:style style:name="P32" style:family="paragraph" style:parent-style-name="Standard">
      <style:text-properties fo:font-size="10pt" officeooo:rsid="0056ff83" officeooo:paragraph-rsid="0056ff83" style:font-size-asian="10pt" style:font-size-complex="10pt"/>
    </style:style>
    <style:style style:name="P33" style:family="paragraph" style:parent-style-name="Standard">
      <style:text-properties fo:font-size="10pt" officeooo:rsid="00111b9e" officeooo:paragraph-rsid="0010667d" fo:background-color="#ffffff" style:font-size-asian="10pt" style:font-size-complex="10pt"/>
    </style:style>
    <style:style style:name="P34" style:family="paragraph" style:parent-style-name="Standard">
      <style:text-properties fo:font-size="10pt" officeooo:rsid="00111b9e" officeooo:paragraph-rsid="00111b9e" fo:background-color="#b2b2b2" style:font-size-asian="10pt" style:font-size-complex="10pt"/>
    </style:style>
    <style:style style:name="P35" style:family="paragraph" style:parent-style-name="Standard">
      <style:text-properties fo:font-size="10pt" officeooo:rsid="0012cf74" officeooo:paragraph-rsid="00111b9e" fo:background-color="#b2b2b2" style:font-size-asian="10pt" style:font-size-complex="10pt"/>
    </style:style>
    <style:style style:name="P36" style:family="paragraph" style:parent-style-name="Standard">
      <style:text-properties fo:font-size="10pt" style:text-underline-style="none" officeooo:rsid="001c1297" officeooo:paragraph-rsid="001c1297" style:font-size-asian="10pt" style:font-size-complex="10pt"/>
    </style:style>
    <style:style style:name="P37" style:family="paragraph" style:parent-style-name="Standard">
      <style:text-properties fo:color="#000000" style:font-name="Liberation Serif" fo:font-size="10pt" officeooo:rsid="007752c0" officeooo:paragraph-rsid="005b58b8" fo:background-color="#ffffff" style:font-size-asian="10pt" style:font-size-complex="10pt"/>
    </style:style>
    <style:style style:name="P38" style:family="paragraph" style:parent-style-name="Standard">
      <style:text-properties fo:color="#000000" style:font-name="Liberation Serif" fo:font-size="10pt" officeooo:rsid="009b28e5" officeooo:paragraph-rsid="005b58b8" fo:background-color="#ffffff" style:font-size-asian="10pt" style:font-size-complex="10pt"/>
    </style:style>
    <style:style style:name="P39" style:family="paragraph" style:parent-style-name="Standard">
      <style:text-properties fo:color="#000000" style:font-name="Liberation Serif" fo:font-size="10pt" officeooo:rsid="00929552" officeooo:paragraph-rsid="005b58b8" fo:background-color="#ffffff" style:font-size-asian="10pt" style:font-size-complex="10pt"/>
    </style:style>
    <style:style style:name="P40" style:family="paragraph" style:parent-style-name="Standard">
      <style:text-properties fo:color="#000000" style:font-name="Liberation Serif" fo:font-size="10pt" officeooo:rsid="005b58b8" officeooo:paragraph-rsid="005b58b8" fo:background-color="#ffffff" style:font-size-asian="10pt" style:font-size-complex="10pt"/>
    </style:style>
    <style:style style:name="P41" style:family="paragraph" style:parent-style-name="Standard">
      <style:text-properties fo:color="#000000" style:font-name="Liberation Serif" fo:font-size="10pt" fo:font-weight="bold" officeooo:rsid="0084ca0f" officeooo:paragraph-rsid="005b58b8" fo:background-color="#ffffff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000000" style:font-name="Liberation Serif" fo:font-size="10pt" fo:font-weight="bold" officeooo:rsid="009b28e5" officeooo:paragraph-rsid="005b58b8" fo:background-color="#ffffff" style:font-size-asian="10pt" style:font-weight-asian="bold" style:font-size-complex="10pt" style:font-weight-complex="bold"/>
    </style:style>
    <style:style style:name="P43" style:family="paragraph" style:parent-style-name="Standard">
      <style:text-properties fo:font-size="10pt" officeooo:rsid="0027eabc" officeooo:paragraph-rsid="0027eabc" style:font-size-asian="10pt" style:font-size-complex="10pt"/>
    </style:style>
    <style:style style:name="P44" style:family="paragraph" style:parent-style-name="Standard">
      <style:text-properties fo:font-size="10pt" officeooo:rsid="002c8286" officeooo:paragraph-rsid="0027eabc" style:font-size-asian="10pt" style:font-size-complex="10pt"/>
    </style:style>
    <style:style style:name="P45" style:family="paragraph" style:parent-style-name="Standard">
      <style:text-properties fo:font-size="10pt" officeooo:rsid="002e4a61" officeooo:paragraph-rsid="002c8286" style:font-size-asian="10pt" style:font-size-complex="10pt"/>
    </style:style>
    <style:style style:name="P46" style:family="paragraph" style:parent-style-name="Standard">
      <style:text-properties fo:font-size="10pt" officeooo:rsid="002e4a61" officeooo:paragraph-rsid="002e4a61" style:font-size-asian="10pt" style:font-size-complex="10pt"/>
    </style:style>
    <style:style style:name="P47" style:family="paragraph" style:parent-style-name="Standard">
      <style:text-properties fo:font-size="10pt" officeooo:rsid="0003cd1d" officeooo:paragraph-rsid="006da10c" style:font-size-asian="10pt" style:font-size-complex="10pt"/>
    </style:style>
    <style:style style:name="P48" style:family="paragraph" style:parent-style-name="Standard">
      <style:text-properties fo:font-size="10pt" officeooo:rsid="0026b693" officeooo:paragraph-rsid="006da10c" style:font-size-asian="10pt" style:font-size-complex="10pt"/>
    </style:style>
    <style:style style:name="P49" style:family="paragraph" style:parent-style-name="Standard">
      <style:text-properties fo:font-size="10pt" officeooo:rsid="00055508" officeooo:paragraph-rsid="006da10c" style:font-size-asian="10pt" style:font-size-complex="10pt"/>
    </style:style>
    <style:style style:name="P50" style:family="paragraph" style:parent-style-name="Standard">
      <style:text-properties fo:font-size="10pt" officeooo:rsid="001b81e3" officeooo:paragraph-rsid="006da10c" style:font-size-asian="10pt" style:font-size-complex="10pt"/>
    </style:style>
    <style:style style:name="P51" style:family="paragraph" style:parent-style-name="Standard">
      <style:text-properties fo:font-size="10pt" officeooo:rsid="001578a7" officeooo:paragraph-rsid="006da10c" style:font-size-asian="10pt" style:font-size-complex="10pt"/>
    </style:style>
    <style:style style:name="P52" style:family="paragraph" style:parent-style-name="Standard">
      <style:text-properties fo:font-size="10pt" officeooo:rsid="0025ef2e" officeooo:paragraph-rsid="006da10c" style:font-size-asian="10pt" style:font-size-complex="10pt"/>
    </style:style>
    <style:style style:name="P53" style:family="paragraph" style:parent-style-name="Standard">
      <style:text-properties fo:font-size="10pt" officeooo:rsid="0020117f" officeooo:paragraph-rsid="006da10c" style:font-size-asian="10pt" style:font-size-complex="10pt"/>
    </style:style>
    <style:style style:name="P54" style:family="paragraph" style:parent-style-name="Standard">
      <style:text-properties fo:font-size="10pt" officeooo:rsid="00219773" officeooo:paragraph-rsid="006da10c" style:font-size-asian="10pt" style:font-size-complex="10pt"/>
    </style:style>
    <style:style style:name="P55" style:family="paragraph" style:parent-style-name="Standard">
      <style:text-properties fo:font-size="10pt" officeooo:rsid="006da10c" officeooo:paragraph-rsid="006da10c" style:font-size-asian="10pt" style:font-size-complex="10pt"/>
    </style:style>
    <style:style style:name="P56" style:family="paragraph" style:parent-style-name="Standard">
      <style:text-properties fo:font-size="10pt" officeooo:rsid="002da85c" officeooo:paragraph-rsid="002c8286" style:font-size-asian="10pt" style:font-size-complex="10pt"/>
    </style:style>
    <style:style style:name="P57" style:family="paragraph" style:parent-style-name="Standard">
      <style:text-properties fo:font-size="10pt" style:text-underline-style="none" officeooo:rsid="001c1297" officeooo:paragraph-rsid="006da10c" style:font-size-asian="10pt" style:font-size-complex="10pt"/>
    </style:style>
    <style:style style:name="P58" style:family="paragraph" style:parent-style-name="Standard">
      <style:text-properties fo:color="#000000" style:font-name="Liberation Serif" fo:font-size="10pt" officeooo:rsid="005b58b8" officeooo:paragraph-rsid="005b58b8" fo:background-color="#ffffff" style:font-size-asian="10pt" style:font-size-complex="10pt"/>
    </style:style>
    <style:style style:name="P59" style:family="paragraph" style:parent-style-name="Standard">
      <style:text-properties fo:color="#000000" style:font-name="Liberation Serif" fo:font-size="10pt" officeooo:rsid="0074c16f" officeooo:paragraph-rsid="006da10c" fo:background-color="#ffffff" style:font-size-asian="10pt" style:font-size-complex="10pt"/>
    </style:style>
    <style:style style:name="P60" style:family="paragraph" style:parent-style-name="Standard">
      <style:text-properties fo:color="#000000" style:font-name="Liberation Serif" fo:font-size="10pt" officeooo:rsid="00219773" officeooo:paragraph-rsid="006da10c" fo:background-color="#ffffff" style:font-size-asian="10pt" style:font-size-complex="10pt"/>
    </style:style>
    <style:style style:name="P61" style:family="paragraph" style:parent-style-name="Standard">
      <style:text-properties officeooo:rsid="00185319" officeooo:paragraph-rsid="006da10c"/>
    </style:style>
    <style:style style:name="T1" style:family="text">
      <style:text-properties officeooo:rsid="000610b0"/>
    </style:style>
    <style:style style:name="T2" style:family="text">
      <style:text-properties officeooo:rsid="000f0df8"/>
    </style:style>
    <style:style style:name="T3" style:family="text">
      <style:text-properties officeooo:rsid="00111b9e"/>
    </style:style>
    <style:style style:name="T4" style:family="text">
      <style:text-properties fo:background-color="#b2b2b2" loext:char-shading-value="0"/>
    </style:style>
    <style:style style:name="T5" style:family="text">
      <style:text-properties officeooo:rsid="00111b9e" fo:background-color="#b2b2b2" loext:char-shading-value="0"/>
    </style:style>
    <style:style style:name="T6" style:family="text">
      <style:text-properties officeooo:rsid="00111b9e" fo:background-color="#ffffff" loext:char-shading-value="0"/>
    </style:style>
    <style:style style:name="T7" style:family="text">
      <style:text-properties officeooo:rsid="0012cf74" fo:background-color="#ffffff" loext:char-shading-value="0"/>
    </style:style>
    <style:style style:name="T8" style:family="text">
      <style:text-properties officeooo:rsid="001a32ad"/>
    </style:style>
    <style:style style:name="T9" style:family="text">
      <style:text-properties fo:color="#000000" style:font-name="Liberation Serif" fo:font-weight="bold" officeooo:rsid="0084ca0f" fo:background-color="#ffffff" loext:char-shading-value="0" style:font-weight-asian="bold" style:font-weight-complex="bold"/>
    </style:style>
    <style:style style:name="T10" style:family="text">
      <style:text-properties fo:color="#000000" style:font-name="Liberation Serif" fo:background-color="#ffffff" loext:char-shading-value="0"/>
    </style:style>
    <style:style style:name="T11" style:family="text">
      <style:text-properties fo:color="#000000" style:font-name="Liberation Serif" officeooo:rsid="002ded75" fo:background-color="#ffffff" loext:char-shading-value="0"/>
    </style:style>
    <style:style style:name="T12" style:family="text">
      <style:text-properties fo:color="#000000" style:font-name="Liberation Serif" officeooo:rsid="0027eabc" fo:background-color="#ffffff" loext:char-shading-value="0"/>
    </style:style>
    <style:style style:name="T13" style:family="text">
      <style:text-properties fo:color="#000000" style:font-name="Liberation Serif" officeooo:rsid="0065bae7" fo:background-color="#ffffff" loext:char-shading-value="0"/>
    </style:style>
    <style:style style:name="T14" style:family="text">
      <style:text-properties fo:color="#000000" style:font-name="Liberation Serif" officeooo:rsid="002bb16c" fo:background-color="#ffffff" loext:char-shading-value="0"/>
    </style:style>
    <style:style style:name="T15" style:family="text">
      <style:text-properties fo:color="#000000" style:font-name="Liberation Serif" officeooo:rsid="0074c16f" fo:background-color="#ffffff" loext:char-shading-value="0"/>
    </style:style>
    <style:style style:name="T16" style:family="text">
      <style:text-properties fo:color="#000000" style:font-name="Liberation Serif" officeooo:rsid="0020117f" fo:background-color="#ffffff" loext:char-shading-value="0"/>
    </style:style>
    <style:style style:name="T17" style:family="text">
      <style:text-properties fo:color="#000000" style:font-name="Liberation Serif" officeooo:rsid="00219773" fo:background-color="#ffffff" loext:char-shading-value="0"/>
    </style:style>
    <style:style style:name="T18" style:family="text">
      <style:text-properties officeooo:rsid="002c8286"/>
    </style:style>
    <style:style style:name="T19" style:family="text">
      <style:text-properties officeooo:rsid="00340bb8"/>
    </style:style>
    <style:style style:name="T20" style:family="text">
      <style:text-properties officeooo:rsid="0042357c"/>
    </style:style>
    <style:style style:name="T21" style:family="text">
      <style:text-properties officeooo:rsid="00462bb5"/>
    </style:style>
    <style:style style:name="T22" style:family="text">
      <style:text-properties officeooo:rsid="004d823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627395"/>
    </style:style>
    <style:style style:name="T25" style:family="text">
      <style:text-properties officeooo:rsid="0065bae7"/>
    </style:style>
    <style:style style:name="T26" style:family="text">
      <style:text-properties officeooo:rsid="00185319"/>
    </style:style>
    <style:style style:name="T27" style:family="text">
      <style:text-properties officeooo:rsid="0020117f"/>
    </style:style>
    <style:style style:name="T28" style:family="text">
      <style:text-properties officeooo:rsid="00219773"/>
    </style:style>
    <style:style style:name="T29" style:family="text">
      <style:text-properties officeooo:rsid="002ded75"/>
    </style:style>
    <style:style style:name="T30" style:family="text">
      <style:text-properties officeooo:rsid="007114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1<text:span text:style-name="T26">Cvr amc</text:span></text:p>
      <text:p text:style-name="P61"/>
      <text:p text:style-name="P61"/>
      <text:p text:style-name="P47">1) db change</text:p>
      <text:p text:style-name="P47"/>
      <text:p text:style-name="P49"/>
      <text:p text:style-name="P49"/>
      <text:p text:style-name="P49">2) ImportError: No module named project_management.settings</text:p>
      <text:p text:style-name="P49"/>
      <text:p text:style-name="P49"><text:tab/><text:span text:style-name="T1">manage.py</text:span></text:p>
      <text:p text:style-name="P49"><text:tab/><text:tab/><text:span text:style-name="T1">sys.path.append('/opt/Mindshare/')<text:tab/><text:tab/><text:tab/><text:tab/>---&gt; change</text:span></text:p>
      <text:p text:style-name="P49"><text:tab/><text:tab/><text:span text:style-name="T1">sys.path.append('/home/linuxuser/Desktop/production/')</text:span></text:p>
      <text:p text:style-name="P49"/>
      <text:p text:style-name="P49"/>
      <text:p text:style-name="P50">3)^C(env) linuxuser@5gws004-linux:~/Desktop/a/Mindshare/project_management$ python manage.py migrate</text:p>
      <text:p text:style-name="P50">System check identified some issues:</text:p>
      <text:p text:style-name="P50"/>
      <text:p text:style-name="P50">WARNINGS:</text:p>
      <text:p text:style-name="P50">?: (mysql.W002) MySQL Strict Mode is not set for database connection 'default'</text:p>
      <text:p text:style-name="P50"><text:tab/>HINT: MySQL's Strict Mode fixes many data integrity problems in MySQL, such as data truncation upon insertion, by escalating warnings into errors. It is strongly recommended you activate it. See: https://docs.djangoproject.com/en/1.11/ref/databases/#mysql-sql-mode</text:p>
      <text:p text:style-name="P50">Operations to perform:</text:p>
      <text:p text:style-name="P50"><text:s text:c="2"/>Apply all migrations: access_control, address, admin, announcements, auth, business_unit, common_manager, contenttypes, customer, django_cron, logs, milestone, newsletter, non_project_task, notifications, projects, repository, sessions, sites, tasks, timesheet, users</text:p>
      <text:p text:style-name="P50">Running migrations:</text:p>
      <text:p text:style-name="P50"><text:s text:c="2"/>Applying auth.0006_require_contenttypes_0002... OK</text:p>
      <text:p text:style-name="P50"><text:s text:c="2"/>Applying auth.0007_alter_validators_add_error_messages... OK</text:p>
      <text:p text:style-name="P50"><text:s text:c="2"/>Applying auth.0008_alter_user_username_max_length... OK</text:p>
      <text:p text:style-name="P51"/>
      <text:p text:style-name="P51"><text:span text:style-name="T27">4</text:span>) </text:p>
      <text:p text:style-name="P57"/>
      <text:p text:style-name="P52">(env) linuxuser@5gws004-linux:~/Desktop/production1/project_management$ python manage.py runserver 0:8001Performing system checks...</text:p>
      <text:p text:style-name="P52"/>
      <text:p text:style-name="P52">System check identified no issues (0 silenced).</text:p>
      <text:p text:style-name="P52">February 21, 2018 - 14:25:08</text:p>
      <text:p text:style-name="P52">Django version 1.11.1, using settings 'project_management.settings'</text:p>
      <text:p text:style-name="P52">Starting development server at http://0:8001/</text:p>
      <text:p text:style-name="P52">Quit the server with CONTROL-C.</text:p>
      <text:p text:style-name="P52"/>
      <text:p text:style-name="P52"/>
      <text:p text:style-name="P53">5) cvr model – move</text:p>
      <text:p text:style-name="P53">6) <text:s/>python manage.py makemigrations client_visit_report</text:p>
      <text:p text:style-name="P53">7) python manage.py migrate client_visit_report</text:p>
      <text:p text:style-name="P53"/>
      <text:p text:style-name="P53"><text:tab/><text:span text:style-name="T28">django.db.utils.IntegrityError: (1215, 'Cannot add foreign key constraint')</text:span></text:p>
      <text:p text:style-name="P53"/>
      <text:p text:style-name="P53"><text:tab/><text:span text:style-name="T28">sol - </text:span><text:span text:style-name="T15">DELETE FROM django_migrations WHERE app='</text:span><text:span text:style-name="T10">client_visit_report</text:span><text:span text:style-name="T15">';</text:span></text:p>
      <text:p text:style-name="P59"/>
      <text:p text:style-name="P54"><text:span text:style-name="T15">8</text:span><text:span text:style-name="T10">)</text:span><text:span text:style-name="T16">python manage.py migrate client_visit_report –</text:span><text:span text:style-name="T10">fake</text:span></text:p>
      <text:p text:style-name="P60"/>
      <text:p text:style-name="P60"/>
      <text:p text:style-name="P60">9) python manage.py startapp amc</text:p>
      <text:p text:style-name="P60">10)added <text:s text:c="2"/>= <text:s text:c="2"/>settings <text:s/>- installapps - ‘amc’ <text:s/></text:p>
      <text:p text:style-name="P54"><text:span text:style-name="T10">11)</text:span><text:span text:style-name="T16"> </text:span><text:span text:style-name="T10">amc</text:span><text:span text:style-name="T16"> model – move</text:span></text:p>
      <text:p text:style-name="P53"><text:span text:style-name="T29">12</text:span>) <text:s/>python manage.py makemigrations <text:span text:style-name="T28">amc</text:span></text:p>
      <text:p text:style-name="P53"><text:span text:style-name="T29">13</text:span>) python manage.py migrate <text:span text:style-name="T28">amc</text:span></text:p>
      <text:p text:style-name="P53"/>
      <text:p text:style-name="P53"><text:tab/><text:span text:style-name="T28">django.db.utils.IntegrityError: (1215, 'Cannot add foreign key constraint')</text:span></text:p>
      <text:p text:style-name="P53"/>
      <text:p text:style-name="P53"><text:soft-page-break/><text:tab/><text:span text:style-name="T28">sol - </text:span><text:span text:style-name="T15">DELETE FROM django_migrations WHERE app='</text:span><text:span text:style-name="T17">amc</text:span><text:span text:style-name="T15">';</text:span></text:p>
      <text:p text:style-name="P59"/>
      <text:p text:style-name="P54"><text:span text:style-name="T11">14</text:span><text:span text:style-name="T10">)</text:span><text:span text:style-name="T16">python manage.py migrate </text:span><text:span text:style-name="T10">amc</text:span><text:span text:style-name="T16"> –</text:span><text:span text:style-name="T10">fake</text:span></text:p>
      <text:p text:style-name="P60"/>
      <text:p text:style-name="P60"/>
      <text:p text:style-name="P48"><text:span text:style-name="T11">15</text:span><text:span text:style-name="T10">) </text:span><text:span text:style-name="T12">moved --</text:span><text:span text:style-name="T13">&gt; </text:span><text:span text:style-name="T12">client_visit_report, </text:span><text:span text:style-name="T14">amc </text:span><text:span text:style-name="T12">folder to project_management</text:span></text:p>
      <text:p text:style-name="P16"/>
      <text:p text:style-name="P16"/>
      <text:p text:style-name="P55">16)</text:p>
      <text:p text:style-name="P19"/>
      <text:p text:style-name="P19">i<text:span text:style-name="T25">i</text:span>)urls.py</text:p>
      <text:p text:style-name="P19"><text:tab/>from project_management.client_visit_report import *</text:p>
      <text:p text:style-name="P19"><text:s text:c="4"/><text:tab/>url(r'^clientvisitreports/', include('project_management.client_visit_report.urls')),</text:p>
      <text:p text:style-name="P44"/>
      <text:p text:style-name="P56"/>
      <text:p text:style-name="P30"/>
      <text:p text:style-name="P30"/>
      <text:p text:style-name="P2">1<text:span text:style-name="T30">7</text:span>)Installed :</text:p>
      <text:p text:style-name="P1"><text:tab/><text:span text:style-name="T22">netifaces==0.10.6</text:span></text:p>
      <text:p text:style-name="P1"/>
      <text:p text:style-name="P1"/>
      <text:p text:style-name="P4"/>
      <text:p text:style-name="P4">// </text:p>
      <text:p text:style-name="P4">15)<text:span text:style-name="T9">Export CSV in backend</text:span></text:p>
      <text:p text:style-name="P41"/>
      <text:p text:style-name="P42"><text:tab/>settings.py</text:p>
      <text:p text:style-name="P38"><text:tab/> <text:s text:c="3"/>'import_export',</text:p>
      <text:p text:style-name="P38"/>
      <text:p text:style-name="P42"><text:tab/>installed:</text:p>
      <text:p text:style-name="P42"><text:tab/><text:span text:style-name="T23">django-import-export==1.0.0</text:span></text:p>
      <text:p text:style-name="P40"/>
      <text:p text:style-name="P39"/>
      <text:p text:style-name="P38"/>
      <text:p text:style-name="P37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16:03.392595153</meta:creation-date>
    <dc:date>2018-05-15T11:12:33.130721434</dc:date>
    <meta:editing-duration>PT6H53M38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3" meta:paragraph-count="52" meta:word-count="254" meta:character-count="2532" meta:non-whitespace-character-count="2278"/>
  </office:meta>
</office:document-meta>
</file>